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office:value-type="float" office:value="477196" calcext:value-type="float">
            <text:p>4771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 table:number-rows-repeated="104709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190:peru.R1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6:24:56.932045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7T16:28:30.777505128</dc:date>
    <dc:creator>Jesus Castagnetto</dc:creator>
    <meta:editing-duration>PT14H33M29S</meta:editing-duration>
    <meta:editing-cycles>108</meta:editing-cycles>
    <meta:generator>LibreOffice/6.4.3.2$Linux_X86_64 LibreOffice_project/40$Build-2</meta:generator>
    <meta:document-statistic meta:table-count="1" meta:cell-count="10301" meta:object-count="0"/>
  </office:meta>
</office:document-meta>
</file>